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505" officeooo:paragraph-rsid="00050505"/>
    </style:style>
    <style:style style:name="P2" style:family="paragraph" style:parent-style-name="Standard">
      <style:paragraph-properties fo:text-align="center" style:justify-single-word="false"/>
      <style:text-properties officeooo:rsid="00050505" officeooo:paragraph-rsid="00050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pour un champion </text:p>
      <text:p text:style-name="P2"/>
      <text:p text:style-name="P2"/>
      <text:p text:style-name="P1"/>
      <text:p text:style-name="P1">sudo apt nodejs depuis quel terminal, quel est sa portée ?</text:p>
      <text:p text:style-name="P1">Idem pour npm install express </text:p>
      <text:p text:style-name="P1">et npm install mangoose pséficié de l’installer côté backend pourquoi pas de manière plus global comment savoir ?</text:p>
      <text:p text:style-name="P1"/>
      <text:p text:style-name="P1">Gitignore ne semble pas fonctionné 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9T10:48:50.845217978</meta:creation-date>
    <dc:date>2022-06-19T10:54:42.185929051</dc:date>
    <meta:editing-duration>PT5M52S</meta:editing-duration>
    <meta:editing-cycles>1</meta:editing-cycles>
    <meta:document-statistic meta:table-count="0" meta:image-count="0" meta:object-count="0" meta:page-count="1" meta:paragraph-count="5" meta:word-count="44" meta:character-count="263" meta:non-whitespace-character-count="222"/>
    <meta:generator>LibreOffice/6.4.7.2$Linux_X86_64 LibreOffice_project/40$Build-2</meta:generator>
  </office:meta>
</office:document-meta>
</file>